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" svg:font-family="Times, serif" style:font-family-generic="roman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1.251cm" fo:margin-right="0cm" fo:text-indent="0cm" style:auto-text-indent="false"/>
    </style:style>
    <style:style style:name="P2" style:family="paragraph" style:parent-style-name="Preformatted_20_Text">
      <style:paragraph-properties fo:margin-left="1.251cm" fo:margin-right="0cm" fo:text-indent="0cm" style:auto-text-indent="false"/>
      <style:text-properties officeooo:paragraph-rsid="001d8eb4"/>
    </style:style>
    <style:style style:name="P3" style:family="paragraph" style:parent-style-name="Preformatted_20_Text">
      <style:paragraph-properties fo:margin-left="0cm" fo:margin-right="0cm" fo:text-indent="0cm" style:auto-text-indent="false"/>
      <style:text-properties officeooo:paragraph-rsid="001d8eb4"/>
    </style:style>
    <style:style style:name="P4" style:family="paragraph" style:parent-style-name="Heading_20_1" style:list-style-name="WWNum2">
      <style:paragraph-properties fo:margin-top="0.423cm" fo:margin-bottom="0.212cm" style:contextual-spacing="false" fo:text-align="center" style:justify-single-word="false" style:writing-mode="lr-tb"/>
      <style:text-properties style:text-line-through-style="none" style:text-line-through-type="none" style:font-name="Noto Mono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P5" style:family="paragraph" style:parent-style-name="Heading_20_4" style:list-style-name="WWNum2">
      <style:paragraph-properties fo:text-align="start" style:justify-single-word="false" style:writing-mode="lr-tb"/>
    </style:style>
    <style:style style:name="P6" style:family="paragraph" style:parent-style-name="Heading_20_4" style:list-style-name="WWNum2">
      <style:paragraph-properties fo:margin-top="0.212cm" fo:margin-bottom="0.212cm" style:contextual-spacing="false" fo:text-align="start" style:justify-single-word="false" style:writing-mode="lr-tb"/>
    </style:style>
    <style:style style:name="P7" style:family="paragraph" style:parent-style-name="Preformatted_20_Text" style:list-style-name="L1">
      <style:text-properties officeooo:paragraph-rsid="001d8eb4"/>
    </style:style>
    <style:style style:name="P8" style:family="paragraph" style:parent-style-name="Preformatted_20_Text" style:list-style-name="L1">
      <style:paragraph-properties fo:margin-left="1.251cm" fo:margin-right="0cm" fo:text-indent="0cm" style:auto-text-indent="false"/>
      <style:text-properties officeooo:paragraph-rsid="001d8eb4"/>
    </style:style>
    <style:style style:name="P9" style:family="paragraph" style:parent-style-name="Preformatted_20_Text" style:list-style-name="L2">
      <style:text-properties officeooo:rsid="001d8eb4" officeooo:paragraph-rsid="001d8eb4"/>
    </style:style>
    <style:style style:name="P10" style:family="paragraph" style:parent-style-name="Preformatted_20_Text" style:list-style-name="WWNum18"/>
    <style:style style:name="P11" style:family="paragraph" style:parent-style-name="Preformatted_20_Text" style:list-style-name="L3"/>
    <style:style style:name="P12" style:family="paragraph" style:parent-style-name="Preformatted_20_Text" style:list-style-name="WWNum20"/>
    <style:style style:name="P13" style:family="paragraph" style:parent-style-name="Preformatted_20_Text" style:list-style-name="WWNum21"/>
    <style:style style:name="P14" style:family="paragraph" style:parent-style-name="Preformatted_20_Text" style:list-style-name="WWNum22"/>
    <style:style style:name="P15" style:family="paragraph" style:parent-style-name="Preformatted_20_Text" style:list-style-name="WWNum23"/>
    <style:style style:name="P16" style:family="paragraph" style:parent-style-name="Preformatted_20_Text" style:list-style-name="WWNum24"/>
    <style:style style:name="P17" style:family="paragraph" style:parent-style-name="Preformatted_20_Text" style:list-style-name="WWNum25"/>
    <style:style style:name="P18" style:family="paragraph" style:parent-style-name="Preformatted_20_Text" style:list-style-name="WWNum26"/>
    <style:style style:name="P19" style:family="paragraph" style:parent-style-name="Preformatted_20_Text" style:list-style-name="WWNum27"/>
    <style:style style:name="P20" style:family="paragraph" style:parent-style-name="Preformatted_20_Text" style:list-style-name="WWNum28"/>
    <style:style style:name="P21" style:family="paragraph" style:parent-style-name="Preformatted_20_Text" style:list-style-name="WWNum3"/>
    <style:style style:name="P22" style:family="paragraph" style:parent-style-name="Preformatted_20_Text" style:list-style-name="WWNum4"/>
    <style:style style:name="P23" style:family="paragraph" style:parent-style-name="Preformatted_20_Text" style:list-style-name="WWNum5"/>
    <style:style style:name="P24" style:family="paragraph" style:parent-style-name="Preformatted_20_Text" style:list-style-name="WWNum6"/>
    <style:style style:name="P25" style:family="paragraph" style:parent-style-name="Preformatted_20_Text" style:list-style-name="WWNum7"/>
    <style:style style:name="P26" style:family="paragraph" style:parent-style-name="Preformatted_20_Text" style:list-style-name="WWNum8"/>
    <style:style style:name="P27" style:family="paragraph" style:parent-style-name="Preformatted_20_Text" style:list-style-name="WWNum9"/>
    <style:style style:name="P28" style:family="paragraph" style:parent-style-name="Preformatted_20_Text" style:list-style-name="WWNum10"/>
    <style:style style:name="P29" style:family="paragraph" style:parent-style-name="Preformatted_20_Text" style:list-style-name="WWNum29"/>
    <style:style style:name="P30" style:family="paragraph" style:parent-style-name="Preformatted_20_Text" style:list-style-name="WWNum11"/>
    <style:style style:name="P31" style:family="paragraph" style:parent-style-name="Preformatted_20_Text" style:list-style-name="WWNum12"/>
    <style:style style:name="P32" style:family="paragraph" style:parent-style-name="Preformatted_20_Text" style:list-style-name="WWNum13"/>
    <style:style style:name="P33" style:family="paragraph" style:parent-style-name="Preformatted_20_Text" style:list-style-name="WWNum14"/>
    <style:style style:name="P34" style:family="paragraph" style:parent-style-name="Preformatted_20_Text" style:list-style-name="WWNum15"/>
    <style:style style:name="P35" style:family="paragraph" style:parent-style-name="Preformatted_20_Text">
      <style:paragraph-properties fo:margin-left="1.251cm" fo:margin-right="0cm" fo:text-indent="0cm" style:auto-text-indent="fals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11275367" text:style-name="WWNum2">
        <text:list-item>
          <text:h text:style-name="P4" text:outline-level="1"><text:bookmark text:name="docs-internal-guid-393e44ae-7fff-e537-f1"/>MYSQL Assignment No:3</text:h>
        </text:list-item>
      </text:list>
      <text:p text:style-name="Preformatted_20_Text"/>
      <text:h text:style-name="Heading_20_4" text:outline-level="4" text:is-list-header="true"><text:bookmark text:name="docs-internal-guid-3ef33a21-7fff-3d9f-91"/>Consider the following table structure for this assignment:</text:h>
      <text:p text:style-name="Preformatted_20_Text"/>
      <text:list xml:id="list3103696910" text:style-name="L1">
        <text:list-item>
          <text:p text:style-name="P7">mysql&gt; CREATE DATABASE Saranya;</text:p>
          <text:p text:style-name="P8">Query OK, 1 row affected (0.02 sec)</text:p>
        </text:list-item>
      </text:list>
      <text:p text:style-name="P3"/>
      <text:list xml:id="list160516832938544" text:continue-numbering="true" text:style-name="L1">
        <text:list-item>
          <text:p text:style-name="P7">mysql&gt; USE Saranya;</text:p>
          <text:p text:style-name="P8">Database changed</text:p>
        </text:list-item>
      </text:list>
      <text:p text:style-name="P2"/>
      <text:list xml:id="list2777036151" text:style-name="L2">
        <text:list-item>
          <text:p text:style-name="P9">mmysql&gt; CREATE TABLE CUSTOMER(Cust_id INT PRIMARY KEY,C_name VARCHAR(15),City VARCHAR(20));</text:p>
          <text:p text:style-name="P9">Query OK, 0 rows affected (0.07 sec)</text:p>
        </text:list-item>
      </text:list>
      <text:p text:style-name="P1"/>
      <text:list xml:id="list1389283031" text:style-name="WWNum18">
        <text:list-item>
          <text:p text:style-name="P10">mysql&gt; INSERT INTO CUSTOMER(Cust_id, C_name, City) VALUES(1,"Saranya","Idukki"),(2,"Anjali","Palakkad"),(3,"Gopika","Kozhikode"),(4,"Parvathi","Palakkad"),(5,"Renu","Malappuram"),(6,"Sethu","Pathanamthitta"),(7,"Aparna","Kozhikode"),(8,"Anil","Idukki"),(9,"Revathi","Eranakulam"),(10,"Amala","Eranakulam");</text:p>
        </text:list-item>
      </text:list>
      <text:p text:style-name="P1">Query OK, 10 rows affected (0.02 sec)</text:p>
      <text:p text:style-name="P1">Records: 10 <text:s/>Duplicates: 0 <text:s/>Warnings: 0</text:p>
      <text:p text:style-name="Preformatted_20_Text"/>
      <text:list xml:id="list1518000832" text:style-name="L3">
        <text:list-item>
          <text:p text:style-name="P11">mysql&gt; CREATE TABLE BRANCH(Branch_id INT PRIMARY KEY,B_name VARCHAR(25),City VARCHAR(20));</text:p>
        </text:list-item>
      </text:list>
      <text:p text:style-name="P1">Query OK, 0 rows affected (0.07 sec)</text:p>
      <text:p text:style-name="Preformatted_20_Text"/>
      <text:list xml:id="list2264218125" text:style-name="WWNum20">
        <text:list-item>
          <text:p text:style-name="P12">mysql&gt; INSERT INTO BRANCH(Branch_id, B_name, City) VALUES(1,"Aroor","Kochi"),(2,"Vaikom","Kottayam"),(4,"Kaloor","Eranakulam"),(7,"Alappuzha","Kuttanad"),(6,"Cherthala","Pallipuram"),(5,"Nedumkandam","Idukki"),(14,"Mundakkayam","Kottayam"),(12,"Edappaly","Kollam"),(8,"Kaladi","Thrissur"),(9,"Kattapana","Idukki");</text:p>
        </text:list-item>
      </text:list>
      <text:p text:style-name="P1">Query OK, 10 rows affected (0.02 sec)</text:p>
      <text:p text:style-name="P1">Records: 10 <text:s/>Duplicates: 0 <text:s/>Warnings: 0</text:p>
      <text:p text:style-name="Preformatted_20_Text"/>
      <text:list xml:id="list2934339484" text:style-name="WWNum21">
        <text:list-item>
          <text:p text:style-name="P13">mysql&gt; CREATE TABLE DEPOSIT(Acc_no VARCHAR(15), Cust_id INT, Amount INT, Branch_id INT, Open_date DATE, FOREIGN KEY (Cust_id) REFERENCES CUSTOMER (Cust_id), FOREIGN KEY (Branch_id) REFERENCES BRANCH (Branch_id));</text:p>
        </text:list-item>
      </text:list>
      <text:p text:style-name="P1">Query OK, 0 rows affected (0.10 sec)</text:p>
      <text:p text:style-name="Preformatted_20_Text"/>
      <text:list xml:id="list3390525865" text:style-name="WWNum22">
        <text:list-item>
          <text:p text:style-name="P14">mysql&gt; INSERT INTO DEPOSIT (Acc_no, Cust_id, Amount, Branch_id, Open_date)</text:p>
        </text:list-item>
      </text:list>
      <text:p text:style-name="P1"><text:s text:c="4"/>-&gt; VALUES</text:p>
      <text:p text:style-name="P1"><text:s text:c="4"/>-&gt; <text:s text:c="2"/>('0732108020299', 1, 40500, 1, '2018-01-21'),</text:p>
      <text:p text:style-name="P1"><text:s text:c="4"/>-&gt; <text:s text:c="2"/>('0732108020292', 5, 31000, 6, '2009-07-12'),</text:p>
      <text:p text:style-name="P1"><text:s text:c="4"/>-&gt; <text:s text:c="2"/>('0732108020293', 4, 50000, 5, '2010-03-23'),</text:p>
      <text:p text:style-name="P1"><text:s text:c="4"/>-&gt; <text:s text:c="2"/>('0732108020294', 2, 60000, 2, '2005-08-20'),</text:p>
      <text:p text:style-name="P1"><text:s text:c="4"/>-&gt; <text:s text:c="2"/>('0732108020295', 9, 8000, 12, '2000-05-25'),</text:p>
      <text:p text:style-name="P1"><text:s text:c="4"/>-&gt; <text:s text:c="2"/>('0732108020296', 7, 6300, 8, <text:s/>'2007-06-26'),</text:p>
      <text:p text:style-name="P1"><text:s text:c="4"/>-&gt; <text:s text:c="2"/>('0732108020297', 10, 900, 14, '2008-07-27'),</text:p>
      <text:p text:style-name="P1"><text:s text:c="4"/>-&gt; <text:s text:c="2"/>('0732108020298', 8, 56600, 9, '2009-08-28'),</text:p>
      <text:p text:style-name="P1"><text:s text:c="4"/>-&gt; <text:s text:c="2"/>('0732108020291', 3, 10000, 4, '2010-09-29'),</text:p>
      <text:p text:style-name="P1"><text:s text:c="4"/>-&gt; <text:s text:c="2"/>('0732108020210', 6, <text:s text:c="2"/>400, 7, '2011-10-30');</text:p>
      <text:p text:style-name="P1">Query OK, 10 rows affected (0.01 sec)</text:p>
      <text:p text:style-name="P1">Records: 10 <text:s/>Duplicates: 0 <text:s/>Warnings: 0</text:p>
      <text:p text:style-name="Preformatted_20_Text"/>
      <text:list xml:id="list265909186" text:style-name="WWNum23">
        <text:list-item>
          <text:p text:style-name="P15">mysql&gt; CREATE TABLE BORROW(Loan_no INT, Cust_id INT, Branch_id INT, Amount INT, FOREIGN KEY (Cust_id) REFERENCES CUSTOMER (Cust_id), FOREIGN KEY (Branch_id) REFERENCES BRANCH (Branch_id));</text:p>
        </text:list-item>
      </text:list>
      <text:p text:style-name="P1">Query OK, 0 rows affected (0.10 sec)</text:p>
      <text:p text:style-name="Preformatted_20_Text"/>
      <text:list xml:id="list1178723263" text:style-name="WWNum24">
        <text:list-item>
          <text:p text:style-name="P16">mysql&gt; INSERT INTO BORROW(Loan_no, Cust_id, Branch_id, Amount) VALUES(109,10,14,900),(205,1,1,40500),(34,5,6,31000),(22,6,7,400),(12,3,4,10000),(2,8,9,56600),(67,7,8,6300),(5,9,12,8000),(78,2,2,60000),(44,8,9,56600);</text:p>
        </text:list-item>
      </text:list>
      <text:p text:style-name="P1">Query OK, 10 rows affected (0.02 sec)</text:p>
      <text:p text:style-name="P1">Records: 10 <text:s/>Duplicates: 0 <text:s/>Warnings: 0</text:p>
      <text:p text:style-name="Preformatted_20_Text"/>
      <text:list xml:id="list2707845799" text:style-name="WWNum25">
        <text:list-item>
          <text:p text:style-name="P17"><text:soft-page-break/>mysql&gt; SELECT * FROM CUSTOMER;</text:p>
        </text:list-item>
      </text:list>
      <text:p text:style-name="P1">+---------+----------+----------------+</text:p>
      <text:p text:style-name="P1">| Cust_id | C_name <text:s text:c="2"/>| City <text:s text:c="10"/>|</text:p>
      <text:p text:style-name="P1">+---------+----------+----------------+</text:p>
      <text:p text:style-name="P1">| <text:s text:c="6"/>1 | Saranya <text:s/>| Idukki <text:s text:c="8"/>|</text:p>
      <text:p text:style-name="P1">| <text:s text:c="6"/>2 | Anjali <text:s text:c="2"/>| Palakkad <text:s text:c="6"/>|</text:p>
      <text:p text:style-name="P1">| <text:s text:c="6"/>3 | Gopika <text:s text:c="2"/>| Kozhikode <text:s text:c="5"/>|</text:p>
      <text:p text:style-name="P1">| <text:s text:c="6"/>4 | Parvathi | Palakkad <text:s text:c="6"/>|</text:p>
      <text:p text:style-name="P1">| <text:s text:c="6"/>5 | Renu <text:s text:c="4"/>| Malappuram <text:s text:c="4"/>|</text:p>
      <text:p text:style-name="P1">| <text:s text:c="6"/>6 | Sethu <text:s text:c="3"/>| Pathanamthitta |</text:p>
      <text:p text:style-name="P1">| <text:s text:c="6"/>7 | Aparna <text:s text:c="2"/>| Kozhikode <text:s text:c="5"/>|</text:p>
      <text:p text:style-name="P1">| <text:s text:c="6"/>8 | Anil <text:s text:c="4"/>| Idukki <text:s text:c="8"/>|</text:p>
      <text:p text:style-name="P1">| <text:s text:c="6"/>9 | Revathi <text:s/>| Eranakulam <text:s text:c="4"/>|</text:p>
      <text:p text:style-name="P1">| <text:s text:c="5"/>10 | Amala <text:s text:c="3"/>| Eranakulam <text:s text:c="4"/>|</text:p>
      <text:p text:style-name="P1">+---------+----------+----------------+</text:p>
      <text:p text:style-name="P1">10 rows in set (0.01 sec)</text:p>
      <text:p text:style-name="Preformatted_20_Text"/>
      <text:list xml:id="list782451489" text:style-name="WWNum26">
        <text:list-item>
          <text:p text:style-name="P18">mysql&gt; SELECT * FROM BRANCH;</text:p>
        </text:list-item>
      </text:list>
      <text:p text:style-name="P1">+-----------+-------------+------------+</text:p>
      <text:p text:style-name="P1">| Branch_id | B_name <text:s text:c="5"/>| City <text:s text:c="6"/>|</text:p>
      <text:p text:style-name="P1">+-----------+-------------+------------+</text:p>
      <text:p text:style-name="P1">| <text:s text:c="8"/>1 | Aroor <text:s text:c="6"/>| Kochi <text:s text:c="5"/>|</text:p>
      <text:p text:style-name="P1">| <text:s text:c="8"/>2 | Vaikom <text:s text:c="5"/>| Kottayam <text:s text:c="2"/>|</text:p>
      <text:p text:style-name="P1">| <text:s text:c="8"/>4 | Kaloor <text:s text:c="5"/>| Eranakulam |</text:p>
      <text:p text:style-name="P1">| <text:s text:c="8"/>5 | Nedumkandam | Idukki <text:s text:c="4"/>|</text:p>
      <text:p text:style-name="P1">| <text:s text:c="8"/>6 | Cherthala <text:s text:c="2"/>| Pallipuram |</text:p>
      <text:p text:style-name="P1">| <text:s text:c="8"/>7 | Alappuzha <text:s text:c="2"/>| Kuttanad <text:s text:c="2"/>|</text:p>
      <text:p text:style-name="P1">| <text:s text:c="8"/>8 | Kaladi <text:s text:c="5"/>| Thrissur <text:s text:c="2"/>|</text:p>
      <text:p text:style-name="P1">| <text:s text:c="8"/>9 | Kattapana <text:s text:c="2"/>| Idukki <text:s text:c="4"/>|</text:p>
      <text:p text:style-name="P1">| <text:s text:c="7"/>12 | Edappaly <text:s text:c="3"/>| Kollam <text:s text:c="4"/>|</text:p>
      <text:p text:style-name="P1">| <text:s text:c="7"/>14 | Mundakkayam | Kottayam <text:s text:c="2"/>|</text:p>
      <text:p text:style-name="P1">+-----------+-------------+------------+</text:p>
      <text:p text:style-name="P1">10 rows in set (0.01 sec)</text:p>
      <text:p text:style-name="Preformatted_20_Text"/>
      <text:list xml:id="list3891855201" text:style-name="WWNum27">
        <text:list-item>
          <text:p text:style-name="P19">mysql&gt; SELECT * FROM DEPOSIT;</text:p>
        </text:list-item>
      </text:list>
      <text:p text:style-name="P1">+---------------+---------+--------+-----------+------------+</text:p>
      <text:p text:style-name="P1">| Acc_no <text:s text:c="7"/>| Cust_id | Amount | Branch_id | Open_date <text:s/>|</text:p>
      <text:p text:style-name="P1">+---------------+---------+--------+-----------+------------+</text:p>
      <text:p text:style-name="P1">| 0732108020299 | <text:s text:c="6"/>1 | <text:s/>40500 | <text:s text:c="8"/>1 | 2018-01-21 |</text:p>
      <text:p text:style-name="P1">| 0732108020292 | <text:s text:c="6"/>5 | <text:s/>31000 | <text:s text:c="8"/>6 | 2009-07-12 |</text:p>
      <text:p text:style-name="P1">| 0732108020293 | <text:s text:c="6"/>4 | <text:s/>50000 | <text:s text:c="8"/>5 | 2010-03-23 |</text:p>
      <text:p text:style-name="P1">| 0732108020294 | <text:s text:c="6"/>2 | <text:s/>60000 | <text:s text:c="8"/>2 | 2005-08-20 |</text:p>
      <text:p text:style-name="P1">| 0732108020295 | <text:s text:c="6"/>9 | <text:s text:c="2"/>8000 | <text:s text:c="7"/>12 | 2000-05-25 |</text:p>
      <text:p text:style-name="P1">| 0732108020296 | <text:s text:c="6"/>7 | <text:s text:c="2"/>6300 | <text:s text:c="8"/>8 | 2007-06-26 |</text:p>
      <text:p text:style-name="P1">| 0732108020297 | <text:s text:c="5"/>10 | <text:s text:c="3"/>900 | <text:s text:c="7"/>14 | 2008-07-27 |</text:p>
      <text:p text:style-name="P1">| 0732108020298 | <text:s text:c="6"/>8 | <text:s/>56600 | <text:s text:c="8"/>9 | 2009-08-28 |</text:p>
      <text:p text:style-name="P1">| 0732108020291 | <text:s text:c="6"/>3 | <text:s/>10000 | <text:s text:c="8"/>4 | 2010-09-29 |</text:p>
      <text:p text:style-name="P1">| 0732108020210 | <text:s text:c="6"/>6 | <text:s text:c="3"/>400 | <text:s text:c="8"/>7 | 2011-10-30 |</text:p>
      <text:p text:style-name="P1">+---------------+---------+--------+-----------+------------+</text:p>
      <text:p text:style-name="P1">10 rows in set (0.00 sec)</text:p>
      <text:p text:style-name="Preformatted_20_Text"/>
      <text:list xml:id="list3257848761" text:style-name="WWNum28">
        <text:list-item>
          <text:p text:style-name="P20">mysql&gt; SELECT * FROM BORROW;</text:p>
        </text:list-item>
      </text:list>
      <text:p text:style-name="P1">+---------+---------+-----------+--------+</text:p>
      <text:p text:style-name="P1">| Loan_no | Cust_id | Branch_id | Amount |</text:p>
      <text:p text:style-name="P1">+---------+---------+-----------+--------+</text:p>
      <text:p text:style-name="P1">| <text:s text:c="4"/>109 | <text:s text:c="5"/>10 | <text:s text:c="7"/>14 | <text:s text:c="3"/>900 |</text:p>
      <text:p text:style-name="P1">| <text:s text:c="4"/>205 | <text:s text:c="6"/>1 | <text:s text:c="8"/>1 | <text:s/>40500 |</text:p>
      <text:p text:style-name="P1">| <text:s text:c="5"/>34 | <text:s text:c="6"/>5 | <text:s text:c="8"/>6 | <text:s/>31000 |</text:p>
      <text:p text:style-name="P1">| <text:s text:c="5"/>22 | <text:s text:c="6"/>6 | <text:s text:c="8"/>7 | <text:s text:c="3"/>400 |</text:p>
      <text:p text:style-name="P1">| <text:s text:c="5"/>12 | <text:s text:c="6"/>3 | <text:s text:c="8"/>4 | <text:s/>10000 |</text:p>
      <text:p text:style-name="P1">| <text:s text:c="6"/>2 | <text:s text:c="6"/>8 | <text:s text:c="8"/>9 | <text:s/>56600 |</text:p>
      <text:p text:style-name="P1">| <text:s text:c="5"/>67 | <text:s text:c="6"/>7 | <text:s text:c="8"/>8 | <text:s text:c="2"/>6300 |</text:p>
      <text:p text:style-name="P1">| <text:s text:c="6"/>5 | <text:s text:c="6"/>9 | <text:s text:c="7"/>12 | <text:s text:c="2"/>8000 |</text:p>
      <text:p text:style-name="P1">| <text:s text:c="5"/>78 | <text:s text:c="6"/>2 | <text:s text:c="8"/>2 | <text:s/>60000 |</text:p>
      <text:p text:style-name="P1">| <text:s text:c="5"/>44 | <text:s text:c="6"/>8 | <text:s text:c="8"/>9 | <text:s/>56600 |</text:p>
      <text:p text:style-name="P1">+---------+---------+-----------+--------+</text:p>
      <text:p text:style-name="P1">10 rows in set (0.00 sec)</text:p>
      <text:list xml:id="list160515563573208" text:continue-list="list511275367" text:style-name="WWNum2">
        <text:list-item>
          <text:list>
            <text:list-item>
              <text:list>
                <text:list-item>
                  <text:list>
                    <text:list-item>
                      <text:h text:style-name="P5" text:outline-level="4"><text:soft-page-break/>List total loan</text:h>
                    </text:list-item>
                  </text:list>
                </text:list-item>
              </text:list>
            </text:list-item>
          </text:list>
        </text:list-item>
      </text:list>
      <text:p text:style-name="P1">mysql&gt; SELECT SUM(Amount) AS TotalLoan FROM BORROW;</text:p>
      <text:p text:style-name="P1">+-----------+</text:p>
      <text:p text:style-name="P1">| TotalLoan |</text:p>
      <text:p text:style-name="P1">+-----------+</text:p>
      <text:p text:style-name="P1">| <text:s text:c="3"/>270300 |</text:p>
      <text:p text:style-name="P1">+-----------+</text:p>
      <text:p text:style-name="P1">1 row in set (0.01 sec)</text:p>
      <text:list xml:id="list160517238579342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h text:style-name="P5" text:outline-level="4">List total deposit</text:h>
                    </text:list-item>
                  </text:list>
                </text:list-item>
              </text:list>
            </text:list-item>
          </text:list>
        </text:list-item>
      </text:list>
      <text:list xml:id="list546906769" text:style-name="WWNum3">
        <text:list-item>
          <text:p text:style-name="P21">mysql&gt; SELECT SUM(Amount) AS TotalDeposit FROM DEPOSIT;</text:p>
        </text:list-item>
      </text:list>
      <text:p text:style-name="P1">+--------------+</text:p>
      <text:p text:style-name="P1">| TotalDeposit |</text:p>
      <text:p text:style-name="P1">+--------------+</text:p>
      <text:p text:style-name="P1">| <text:s text:c="6"/>263700 |</text:p>
      <text:p text:style-name="P1">+--------------+</text:p>
      <text:p text:style-name="P1">1 row in set (0.00 sec)</text:p>
      <text:list xml:id="list160515885734601" text:continue-list="list160517238579342" text:style-name="WWNum2">
        <text:list-item>
          <text:list>
            <text:list-item>
              <text:list>
                <text:list-item>
                  <text:list>
                    <text:list-item>
                      <text:h text:style-name="P5" text:outline-level="4">List maximum deposit of customers living in Ernakulam</text:h>
                    </text:list-item>
                  </text:list>
                </text:list-item>
              </text:list>
            </text:list-item>
          </text:list>
        </text:list-item>
      </text:list>
      <text:list xml:id="list296177204" text:style-name="WWNum4">
        <text:list-item>
          <text:p text:style-name="P22">mysql&gt; SELECT MAX(Amount) AS MaxDeposit FROM DEPOSIT WHERE Cust_id IN (SELECT Cust_id FROM CUSTOMER WHERE City = 'Eranakulam');</text:p>
        </text:list-item>
      </text:list>
      <text:p text:style-name="P1">+------------+</text:p>
      <text:p text:style-name="P1">| MaxDeposit |</text:p>
      <text:p text:style-name="P1">+------------+</text:p>
      <text:p text:style-name="P1">| <text:s text:c="6"/>8000 |</text:p>
      <text:p text:style-name="P1">+------------+</text:p>
      <text:p text:style-name="P1">1 row in set (0.01 sec)</text:p>
      <text:list xml:id="list160516250457995" text:continue-list="list160515885734601" text:style-name="WWNum2">
        <text:list-item>
          <text:list>
            <text:list-item>
              <text:list>
                <text:list-item>
                  <text:list>
                    <text:list-item>
                      <text:h text:style-name="P5" text:outline-level="4">Count total number of branch cities</text:h>
                    </text:list-item>
                  </text:list>
                </text:list-item>
              </text:list>
            </text:list-item>
          </text:list>
        </text:list-item>
      </text:list>
      <text:list xml:id="list947781772" text:style-name="WWNum5">
        <text:list-item>
          <text:p text:style-name="P23">mysql&gt; SELECT COUNT(DISTINCT City) AS TotalBranchCities FROM BRANCH;</text:p>
        </text:list-item>
      </text:list>
      <text:p text:style-name="P1">+-------------------+</text:p>
      <text:p text:style-name="P1">| TotalBranchCities |</text:p>
      <text:p text:style-name="P1">+-------------------+</text:p>
      <text:p text:style-name="P1">| <text:s text:c="16"/>8 |</text:p>
      <text:p text:style-name="P1">+-------------------+</text:p>
      <text:p text:style-name="P1">1 row in set (0.00 sec)</text:p>
      <text:list xml:id="list160516861469754" text:continue-list="list160516250457995" text:style-name="WWNum2">
        <text:list-item>
          <text:list>
            <text:list-item>
              <text:list>
                <text:list-item>
                  <text:list>
                    <text:list-item>
                      <text:h text:style-name="P5" text:outline-level="4">List branch_id and branch wise deposit</text:h>
                    </text:list-item>
                  </text:list>
                </text:list-item>
              </text:list>
            </text:list-item>
          </text:list>
        </text:list-item>
      </text:list>
      <text:list xml:id="list1538592748" text:style-name="WWNum6">
        <text:list-item>
          <text:p text:style-name="P24">mysql&gt; SELECT Branch_id, SUM(Amount) AS TotalDeposit FROM DEPOSIT GROUP BY Branch_id;</text:p>
        </text:list-item>
      </text:list>
      <text:p text:style-name="P1">+-----------+--------------+</text:p>
      <text:p text:style-name="P1">| Branch_id | TotalDeposit |</text:p>
      <text:p text:style-name="P1">+-----------+--------------+</text:p>
      <text:p text:style-name="P1">| <text:s text:c="8"/>1 | <text:s text:c="7"/>40500 |</text:p>
      <text:p text:style-name="P1">| <text:s text:c="8"/>2 | <text:s text:c="7"/>60000 |</text:p>
      <text:p text:style-name="P1">| <text:s text:c="8"/>4 | <text:s text:c="7"/>10000 |</text:p>
      <text:p text:style-name="P1">| <text:s text:c="8"/>5 | <text:s text:c="7"/>50000 |</text:p>
      <text:p text:style-name="P1">| <text:s text:c="8"/>6 | <text:s text:c="7"/>31000 |</text:p>
      <text:p text:style-name="P1">| <text:s text:c="8"/>7 | <text:s text:c="9"/>400 |</text:p>
      <text:p text:style-name="P1">| <text:s text:c="8"/>8 | <text:s text:c="8"/>6300 |</text:p>
      <text:p text:style-name="P1">| <text:s text:c="8"/>9 | <text:s text:c="7"/>56600 |</text:p>
      <text:p text:style-name="P1">| <text:s text:c="7"/>12 | <text:s text:c="8"/>8000 |</text:p>
      <text:p text:style-name="P1">| <text:s text:c="7"/>14 | <text:s text:c="9"/>900 |</text:p>
      <text:p text:style-name="P1">+-----------+--------------+</text:p>
      <text:p text:style-name="P1">10 rows in set (0.00 sec)</text:p>
      <text:list xml:id="list160516655693429" text:continue-list="list160516861469754" text:style-name="WWNum2">
        <text:list-item>
          <text:list>
            <text:list-item>
              <text:list>
                <text:list-item>
                  <text:list>
                    <text:list-item>
                      <text:h text:style-name="P6" text:outline-level="4">How many customers have opened deposit after ’01-01-2016’</text:h>
                    </text:list-item>
                  </text:list>
                </text:list-item>
              </text:list>
            </text:list-item>
          </text:list>
        </text:list-item>
      </text:list>
      <text:list xml:id="list2075151754" text:style-name="WWNum7">
        <text:list-item>
          <text:p text:style-name="P25">mysql&gt; SELECT COUNT(DISTINCT Cust_id) AS CustomersCount FROM DEPOSIT WHERE Open_date &gt; '2016-01-01';</text:p>
        </text:list-item>
      </text:list>
      <text:p text:style-name="P1">+----------------+</text:p>
      <text:p text:style-name="P1">| CustomersCount |</text:p>
      <text:p text:style-name="P1">+----------------+</text:p>
      <text:p text:style-name="P1">| <text:s text:c="13"/>1 |</text:p>
      <text:p text:style-name="P1">+----------------+</text:p>
      <text:p text:style-name="P1">1 row in set (0.00 sec)</text:p>
      <text:list xml:id="list160516680202106" text:continue-list="list160516655693429" text:style-name="WWNum2">
        <text:list-item>
          <text:list>
            <text:list-item>
              <text:list>
                <text:list-item>
                  <text:list>
                    <text:list-item>
                      <text:h text:style-name="P5" text:outline-level="4"><text:soft-page-break/>List the branches having sum of deposit more than 4000</text:h>
                    </text:list-item>
                  </text:list>
                </text:list-item>
              </text:list>
            </text:list-item>
          </text:list>
        </text:list-item>
      </text:list>
      <text:list xml:id="list3419528748" text:style-name="WWNum8">
        <text:list-item>
          <text:p text:style-name="P26">mysql&gt; SELECT Branch_id, SUM(Amount) AS TotalDeposit FROM DEPOSIT GROUP BY Branch_id HAVING SUM(Amount) &gt; 4000;</text:p>
        </text:list-item>
      </text:list>
      <text:p text:style-name="P1">+-----------+--------------+</text:p>
      <text:p text:style-name="P1">| Branch_id | TotalDeposit |</text:p>
      <text:p text:style-name="P1">+-----------+--------------+</text:p>
      <text:p text:style-name="P1">| <text:s text:c="8"/>1 | <text:s text:c="7"/>40500 |</text:p>
      <text:p text:style-name="P1">| <text:s text:c="8"/>2 | <text:s text:c="7"/>60000 |</text:p>
      <text:p text:style-name="P1">| <text:s text:c="8"/>4 | <text:s text:c="7"/>10000 |</text:p>
      <text:p text:style-name="P1">| <text:s text:c="8"/>5 | <text:s text:c="7"/>50000 |</text:p>
      <text:p text:style-name="P1">| <text:s text:c="8"/>6 | <text:s text:c="7"/>31000 |</text:p>
      <text:p text:style-name="P1">| <text:s text:c="8"/>8 | <text:s text:c="8"/>6300 |</text:p>
      <text:p text:style-name="P1">| <text:s text:c="8"/>9 | <text:s text:c="7"/>56600 |</text:p>
      <text:p text:style-name="P1">| <text:s text:c="7"/>12 | <text:s text:c="8"/>8000 |</text:p>
      <text:p text:style-name="P1">+-----------+--------------+</text:p>
      <text:p text:style-name="P1">8 rows in set (0.00 sec)</text:p>
      <text:p text:style-name="Preformatted_20_Text"/>
      <text:list xml:id="list160515608096222" text:continue-list="list160516680202106" text:style-name="WWNum2">
        <text:list-item>
          <text:list>
            <text:list-item>
              <text:list>
                <text:list-item>
                  <text:list>
                    <text:list-item>
                      <text:h text:style-name="P5" text:outline-level="4">List the names of customers having minimum deposit</text:h>
                    </text:list-item>
                  </text:list>
                </text:list-item>
              </text:list>
            </text:list-item>
          </text:list>
        </text:list-item>
      </text:list>
      <text:list xml:id="list1093847194" text:style-name="WWNum9">
        <text:list-item>
          <text:p text:style-name="P27">mysql&gt; SELECT C_name FROM CUSTOMER WHERE Cust_id IN (SELECT Cust_id FROM DEPOSIT GROUP BY Cust_id HAVING MIN(Amount) = (SELECT MIN(Amount) FROM DEPOSIT));</text:p>
        </text:list-item>
      </text:list>
      <text:p text:style-name="P1">+--------+</text:p>
      <text:p text:style-name="P1">| C_name |</text:p>
      <text:p text:style-name="P1">+--------+</text:p>
      <text:p text:style-name="P1">| Sethu <text:s/>|</text:p>
      <text:p text:style-name="P1">+--------+</text:p>
      <text:p text:style-name="P1">1 row in set (0.01 sec)</text:p>
      <text:p text:style-name="Preformatted_20_Text"/>
      <text:list xml:id="list160516211977085" text:continue-list="list160515608096222" text:style-name="WWNum2">
        <text:list-item>
          <text:list>
            <text:list-item>
              <text:list>
                <text:list-item>
                  <text:list>
                    <text:list-item>
                      <text:h text:style-name="P5" text:outline-level="4">Count the number of depositors living in ‘Palakkad’</text:h>
                    </text:list-item>
                  </text:list>
                </text:list-item>
              </text:list>
            </text:list-item>
          </text:list>
        </text:list-item>
      </text:list>
      <text:list xml:id="list1663430265" text:style-name="WWNum10">
        <text:list-item>
          <text:p text:style-name="P28">mysql&gt; SELECT COUNT(DISTINCT Cust_id) AS DepositorsCount FROM DEPOSIT WHERE Cust_id IN (SELECT Cust_id FROM CUSTOMER WHERE City = 'Palakkad');</text:p>
        </text:list-item>
      </text:list>
      <text:p text:style-name="P1">+-----------------+</text:p>
      <text:p text:style-name="P1">| DepositorsCount |</text:p>
      <text:p text:style-name="P1">+-----------------+</text:p>
      <text:p text:style-name="P1">| <text:s text:c="14"/>2 |</text:p>
      <text:p text:style-name="P1">+-----------------+</text:p>
      <text:p text:style-name="P1">1 row in set (0.00 sec)</text:p>
      <text:p text:style-name="P1"/>
      <text:list xml:id="list160517230910034" text:continue-list="list160516211977085" text:style-name="WWNum2">
        <text:list-item>
          <text:list>
            <text:list-item>
              <text:list>
                <text:list-item>
                  <text:list>
                    <text:list-item>
                      <text:h text:style-name="P5" text:outline-level="4">Find the maximum deposit of the Idukki branch</text:h>
                    </text:list-item>
                  </text:list>
                </text:list-item>
              </text:list>
            </text:list-item>
          </text:list>
        </text:list-item>
      </text:list>
      <text:list xml:id="list298588112" text:style-name="WWNum29">
        <text:list-item>
          <text:p text:style-name="P29">mysql&gt; SELECT MAX(Amount) AS MaxDeposit FROM DEPOSIT WHERE Branch_id IN (SELECT Branch_id FROM BRANCH WHERE City = 'Idukki');</text:p>
        </text:list-item>
      </text:list>
      <text:p text:style-name="P1">+------------+</text:p>
      <text:p text:style-name="P1">| MaxDeposit |</text:p>
      <text:p text:style-name="P1">+------------+</text:p>
      <text:p text:style-name="P1">| <text:s text:c="5"/>56600 |</text:p>
      <text:p text:style-name="P1">+------------+</text:p>
      <text:p text:style-name="P1">1 row in set (0.00 sec)</text:p>
      <text:p text:style-name="Preformatted_20_Text"/>
      <text:list xml:id="list160515803594561" text:continue-list="list160517230910034" text:style-name="WWNum2">
        <text:list-item>
          <text:list>
            <text:list-item>
              <text:list>
                <text:list-item>
                  <text:list>
                    <text:list-item>
                      <text:h text:style-name="P5" text:outline-level="4">Find out number of customers living in Ernakulam</text:h>
                    </text:list-item>
                  </text:list>
                </text:list-item>
              </text:list>
            </text:list-item>
          </text:list>
        </text:list-item>
      </text:list>
      <text:list xml:id="list1508485202" text:style-name="WWNum11">
        <text:list-item>
          <text:p text:style-name="P30">mysql&gt; SELECT COUNT(*) AS CustomerCount FROM CUSTOMER WHERE City = 'Eranakulam';</text:p>
        </text:list-item>
      </text:list>
      <text:p text:style-name="P1">+---------------+</text:p>
      <text:p text:style-name="P1">| CustomerCount |</text:p>
      <text:p text:style-name="P1">+---------------+</text:p>
      <text:p text:style-name="P1">| <text:s text:c="12"/>2 |</text:p>
      <text:p text:style-name="P1">+---------------+</text:p>
      <text:p text:style-name="P1">1 row in set (0.00 sec)</text:p>
      <text:p text:style-name="Preformatted_20_Text"/>
      <text:p text:style-name="Preformatted_20_Text"/>
      <text:p text:style-name="Preformatted_20_Text"/>
      <text:p text:style-name="Preformatted_20_Text"/>
      <text:list xml:id="list160517118383124" text:continue-list="list160515803594561" text:style-name="WWNum2">
        <text:list-item>
          <text:list>
            <text:list-item>
              <text:list>
                <text:list-item>
                  <text:list>
                    <text:list-item>
                      <text:h text:style-name="P5" text:outline-level="4"><text:soft-page-break/>Find out the customers who are not living in Ernakulam or Alappuzha</text:h>
                    </text:list-item>
                  </text:list>
                </text:list-item>
              </text:list>
            </text:list-item>
          </text:list>
        </text:list-item>
      </text:list>
      <text:list xml:id="list288548203" text:style-name="WWNum12">
        <text:list-item>
          <text:p text:style-name="P31">mysql&gt; SELECT * FROM CUSTOMER WHERE City NOT IN ('Eranakulam', 'Alappuza');</text:p>
        </text:list-item>
      </text:list>
      <text:p text:style-name="P1">+---------+----------+----------------+</text:p>
      <text:p text:style-name="P1">| Cust_id | C_name <text:s text:c="2"/>| City <text:s text:c="10"/>|</text:p>
      <text:p text:style-name="P1">+---------+----------+----------------+</text:p>
      <text:p text:style-name="P1">| <text:s text:c="6"/>1 | Saranya <text:s/>| Idukki <text:s text:c="8"/>|</text:p>
      <text:p text:style-name="P1">| <text:s text:c="6"/>2 | Anjali <text:s text:c="2"/>| Palakkad <text:s text:c="6"/>|</text:p>
      <text:p text:style-name="P1">| <text:s text:c="6"/>3 | Gopika <text:s text:c="2"/>| Kozhikode <text:s text:c="5"/>|</text:p>
      <text:p text:style-name="P1">| <text:s text:c="6"/>4 | Parvathi | Palakkad <text:s text:c="6"/>|</text:p>
      <text:p text:style-name="P1">| <text:s text:c="6"/>5 | Renu <text:s text:c="4"/>| Malappuram <text:s text:c="4"/>|</text:p>
      <text:p text:style-name="P1">| <text:s text:c="6"/>6 | Sethu <text:s text:c="3"/>| Pathanamthitta |</text:p>
      <text:p text:style-name="P1">| <text:s text:c="6"/>7 | Aparna <text:s text:c="2"/>| Kozhikode <text:s text:c="5"/>|</text:p>
      <text:p text:style-name="P1">| <text:s text:c="6"/>8 | Anil <text:s text:c="4"/>| Idukki <text:s text:c="8"/>|</text:p>
      <text:p text:style-name="P1">+---------+----------+----------------+</text:p>
      <text:p text:style-name="P1">8 rows in set (0.00 sec)</text:p>
      <text:list xml:id="list160515683874871" text:continue-list="list160517118383124" text:style-name="WWNum2">
        <text:list-item>
          <text:list>
            <text:list-item>
              <text:list>
                <text:list-item>
                  <text:list>
                    <text:list-item>
                      <text:h text:style-name="P5" text:outline-level="4">List out Cust_id and C_name in descending order of their C_name</text:h>
                    </text:list-item>
                  </text:list>
                </text:list-item>
              </text:list>
            </text:list-item>
          </text:list>
        </text:list-item>
      </text:list>
      <text:list xml:id="list1614914327" text:style-name="WWNum13">
        <text:list-item>
          <text:p text:style-name="P32">mysql&gt; SELECT Cust_id, C_name FROM CUSTOMER ORDER BY C_name DESC;</text:p>
        </text:list-item>
      </text:list>
      <text:p text:style-name="P1">+---------+----------+</text:p>
      <text:p text:style-name="P1">| Cust_id | C_name <text:s text:c="2"/>|</text:p>
      <text:p text:style-name="P1">+---------+----------+</text:p>
      <text:p text:style-name="P1">| <text:s text:c="6"/>6 | Sethu <text:s text:c="3"/>|</text:p>
      <text:p text:style-name="P1">| <text:s text:c="6"/>1 | Saranya <text:s/>|</text:p>
      <text:p text:style-name="P1">| <text:s text:c="6"/>9 | Revathi <text:s/>|</text:p>
      <text:p text:style-name="P1">| <text:s text:c="6"/>5 | Renu <text:s text:c="4"/>|</text:p>
      <text:p text:style-name="P1">| <text:s text:c="6"/>4 | Parvathi |</text:p>
      <text:p text:style-name="P1">| <text:s text:c="6"/>3 | Gopika <text:s text:c="2"/>|</text:p>
      <text:p text:style-name="P1">| <text:s text:c="6"/>7 | Aparna <text:s text:c="2"/>|</text:p>
      <text:p text:style-name="P1">| <text:s text:c="6"/>2 | Anjali <text:s text:c="2"/>|</text:p>
      <text:p text:style-name="P1">| <text:s text:c="6"/>8 | Anil <text:s text:c="4"/>|</text:p>
      <text:p text:style-name="P1">| <text:s text:c="5"/>10 | Amala <text:s text:c="3"/>|</text:p>
      <text:p text:style-name="P1">+---------+----------+</text:p>
      <text:p text:style-name="P1">10 rows in set (0.00 sec)</text:p>
      <text:list xml:id="list160516758377078" text:continue-list="list160515683874871" text:style-name="WWNum2">
        <text:list-item>
          <text:list>
            <text:list-item>
              <text:list>
                <text:list-item>
                  <text:list>
                    <text:list-item>
                      <text:h text:style-name="P5" text:outline-level="4">Display the number of depositors in branch wise</text:h>
                    </text:list-item>
                  </text:list>
                </text:list-item>
              </text:list>
            </text:list-item>
          </text:list>
        </text:list-item>
      </text:list>
      <text:list xml:id="list2214581594" text:style-name="WWNum14">
        <text:list-item>
          <text:p text:style-name="P33">mysql&gt; SELECT Branch_id, COUNT(DISTINCT Cust_id) AS DepositorsCount FROM DEPOSIT GROUP BY Branch_id;</text:p>
        </text:list-item>
      </text:list>
      <text:p text:style-name="P1">+-----------+-----------------+</text:p>
      <text:p text:style-name="P1">| Branch_id | DepositorsCount |</text:p>
      <text:p text:style-name="P1">+-----------+-----------------+</text:p>
      <text:p text:style-name="P1">| <text:s text:c="8"/>1 | <text:s text:c="14"/>1 |</text:p>
      <text:p text:style-name="P1">| <text:s text:c="8"/>2 | <text:s text:c="14"/>1 |</text:p>
      <text:p text:style-name="P1">| <text:s text:c="8"/>4 | <text:s text:c="14"/>1 |</text:p>
      <text:p text:style-name="P1">| <text:s text:c="8"/>5 | <text:s text:c="14"/>1 |</text:p>
      <text:p text:style-name="P1">| <text:s text:c="8"/>6 | <text:s text:c="14"/>1 |</text:p>
      <text:p text:style-name="P1">| <text:s text:c="8"/>7 | <text:s text:c="14"/>1 |</text:p>
      <text:p text:style-name="P1">| <text:s text:c="8"/>8 | <text:s text:c="14"/>1 |</text:p>
      <text:p text:style-name="P1">| <text:s text:c="8"/>9 | <text:s text:c="14"/>1 |</text:p>
      <text:p text:style-name="P1">| <text:s text:c="7"/>12 | <text:s text:c="14"/>1 |</text:p>
      <text:p text:style-name="P1">| <text:s text:c="7"/>14 | <text:s text:c="14"/>1 |</text:p>
      <text:p text:style-name="P1">+-----------+-----------------+</text:p>
      <text:p text:style-name="P1">10 rows in set (0.00 sec)</text:p>
      <text:list xml:id="list160515776432090" text:continue-list="list160516758377078" text:style-name="WWNum2">
        <text:list-item>
          <text:list>
            <text:list-item>
              <text:list>
                <text:list-item>
                  <text:list>
                    <text:list-item>
                      <text:h text:style-name="P5" text:outline-level="4">Find out the branch which has not borrowers</text:h>
                    </text:list-item>
                  </text:list>
                </text:list-item>
              </text:list>
            </text:list-item>
          </text:list>
        </text:list-item>
      </text:list>
      <text:list xml:id="list24887305" text:style-name="WWNum15">
        <text:list-item>
          <text:p text:style-name="P34">mysql&gt; SELECT * FROM BRANCH WHERE Branch_id NOT IN (SELECT DISTINCT Branch_id FROM BORROW);</text:p>
        </text:list-item>
      </text:list>
      <text:p text:style-name="P1">+-----------+-------------+--------+</text:p>
      <text:p text:style-name="P1">| Branch_id | B_name <text:s text:c="5"/>| City <text:s text:c="2"/>|</text:p>
      <text:p text:style-name="P1">+-----------+-------------+--------+</text:p>
      <text:p text:style-name="P1">| <text:s text:c="8"/>5 | Nedumkandam | Idukki |</text:p>
      <text:p text:style-name="P1">+-----------+-------------+--------+</text:p>
      <text:p text:style-name="P1">1 row in set (0.00 sec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" svg:font-family="Times, serif" style:font-family-generic="roman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449cm" style:type="center"/>
          <style:tab-stop style:position="18.898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49cm" style:type="center"/>
          <style:tab-stop style:position="18.89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Wingdings1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Wingdings1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Wingdings1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Wingdings1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Wingdings1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Wingdings1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Wingdings1" style:font-family-complex="Wingdings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-complex="Wingdings1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Symbol1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Symbol1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Symbol1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Symbol1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OpenSymbol2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Symbol1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OpenSymbol2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Symbol1" style:font-family-complex="Symbol" style:font-family-generic-complex="system" style:font-pitch-complex="variable"/>
    </style:style>
    <style:style style:name="ListLabel_20_188" style:display-name="ListLabel 188" style:family="text">
      <style:text-properties style:font-name-complex="OpenSymbol2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-complex="Symbol1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-complex="OpenSymbol2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2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Symbol1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OpenSymbol2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2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Symbol1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OpenSymbol2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2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Symbol1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-complex="OpenSymbol2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2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Symbol1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OpenSymbol2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2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Symbol1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OpenSymbol2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Symbol1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-complex="OpenSymbol2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Symbol1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-complex="OpenSymbol2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Symbol1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-complex="OpenSymbol2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2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Symbol1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2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Symbol1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-complex="OpenSymbol2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2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Symbol1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-complex="OpenSymbol2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2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Symbol1" style:font-family-complex="Symbol" style:font-family-generic-complex="system" style:font-pitch-complex="variable"/>
    </style:style>
    <style:style style:name="ListLabel_20_227" style:display-name="ListLabel 227" style:family="text">
      <style:text-properties style:font-name-complex="OpenSymbol2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2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Symbol1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-complex="OpenSymbol2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2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Symbol1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-complex="OpenSymbol2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2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Symbol1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-complex="OpenSymbol2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2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Symbol1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-complex="OpenSymbol2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2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Symbol1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-complex="OpenSymbol2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OpenSymbol2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Symbol1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-complex="OpenSymbol2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2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Symbol1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2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Symbol1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-complex="OpenSymbol2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2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Wingdings1" style:font-family-complex="Wingdings" style:font-family-generic-complex="system" style:font-pitch-complex="variable"/>
    </style:style>
    <style:style style:name="ListLabel_20_254" style:display-name="ListLabel 254" style:family="text">
      <style:text-properties style:font-name-complex="Wingdings1" style:font-family-complex="Wingdings" style:font-family-generic-complex="system" style:font-pitch-complex="variable"/>
    </style:style>
    <style:style style:name="ListLabel_20_255" style:display-name="ListLabel 255" style:family="text">
      <style:text-properties style:font-name-complex="Wingdings1" style:font-family-complex="Wingdings" style:font-family-generic-complex="system" style:font-pitch-complex="variable"/>
    </style:style>
    <style:style style:name="ListLabel_20_256" style:display-name="ListLabel 256" style:family="text">
      <style:text-properties style:font-name-complex="Wingdings1" style:font-family-complex="Wingdings" style:font-family-generic-complex="system" style:font-pitch-complex="variable"/>
    </style:style>
    <style:style style:name="ListLabel_20_257" style:display-name="ListLabel 257" style:family="text">
      <style:text-properties style:font-name-complex="Wingdings1" style:font-family-complex="Wingdings" style:font-family-generic-complex="system" style:font-pitch-complex="variable"/>
    </style:style>
    <style:style style:name="ListLabel_20_258" style:display-name="ListLabel 258" style:family="text">
      <style:text-properties style:font-name-complex="Wingdings1" style:font-family-complex="Wingdings" style:font-family-generic-complex="system" style:font-pitch-complex="variable"/>
    </style:style>
    <style:style style:name="ListLabel_20_259" style:display-name="ListLabel 259" style:family="text">
      <style:text-properties style:font-name-complex="Wingdings1" style:font-family-complex="Wingdings" style:font-family-generic-complex="system" style:font-pitch-complex="variable"/>
    </style:style>
    <style:style style:name="ListLabel_20_260" style:display-name="ListLabel 260" style:family="text">
      <style:text-properties style:font-name-complex="Wingdings1" style:font-family-complex="Wingdings" style:font-family-generic-complex="system" style:font-pitch-complex="variable"/>
    </style:style>
    <style:style style:name="ListLabel_20_261" style:display-name="ListLabel 261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4%.%5%.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4%.%5%.%6%." style:num-suffix="." style:num-format="i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4%.%5%.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4%.%5%.%6%." style:num-suffix="." style:num-format="i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4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4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5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5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5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5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5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5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5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5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5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6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6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6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6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6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6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6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6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6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7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7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7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7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7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7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7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7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7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8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8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8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8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8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8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8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8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8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9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9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9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9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9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9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9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9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9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0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0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0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0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0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0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0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0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1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1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1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1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1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1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1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12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2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12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2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12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2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2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3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3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3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3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3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3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13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14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4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14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14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15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5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15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15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5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15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6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16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6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16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6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16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17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17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7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17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18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18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18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8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18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8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18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9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19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9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19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9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19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20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20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0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20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0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20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21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1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21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1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21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1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21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2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22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2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22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2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22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23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3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23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3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23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24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4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24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4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24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4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24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5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25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5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5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5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5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5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5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6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6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44cm" fo:margin-bottom="1.044cm" fo:margin-left="1.044cm" fo:margin-right="1.044cm" fo:border="0.26pt solid #000000" fo:padding="0.035cm" style:writing-mode="lr-tb" style:layout-grid-color="#c0c0c0" style:layout-grid-lines="15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56cm" fo:margin-bottom="1.956cm" fo:margin-left="1.956cm" fo:margin-right="1.956cm" fo:border="0.26pt solid #000000" fo:padding="0.0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21:59:53</meta:creation-date>
    <dc:language>en-IN</dc:language>
    <dc:date>2023-06-20T16:05:14.985421319</dc:date>
    <meta:editing-cycles>9</meta:editing-cycles>
    <meta:editing-duration>PT36M15S</meta:editing-duration>
    <meta:generator>LibreOffice/7.3.7.2$Linux_X86_64 LibreOffice_project/30$Build-2</meta:generator>
    <meta:document-statistic meta:table-count="0" meta:image-count="0" meta:object-count="0" meta:page-count="5" meta:paragraph-count="262" meta:word-count="1642" meta:character-count="10797" meta:non-whitespace-character-count="8064"/>
    <meta:user-defined meta:name="AppVersion">15.0000</meta:user-defined>
  </office:meta>
</office:document-meta>
</file>